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izona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72" calcext:value-type="percentage">
            <text:p>51.72%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4" calcext:value-type="percentage">
            <text:p>40.00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lanta</text:p>
          </table:table-cell>
          <table:table-cell office:value-type="percentage" office:value="0.5192" calcext:value-type="percentage">
            <text:p>51.9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357" calcext:value-type="percentage">
            <text:p>53.5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97" calcext:value-type="percentage">
            <text:p>57.97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ltimore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4615" calcext:value-type="percentage">
            <text:p>46.15%</text:p>
          </table:table-cell>
          <table:table-cell office:value-type="percentage" office:value="0.6032" calcext:value-type="percentage">
            <text:p>60.32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ffalo</text:p>
          </table:table-cell>
          <table:table-cell office:value-type="percentage" office:value="0.4773" calcext:value-type="percentage">
            <text:p>47.73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45" calcext:value-type="percentage">
            <text:p>45.45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olina</text:p>
          </table:table-cell>
          <table:table-cell office:value-type="percentage" office:value="0.5208" calcext:value-type="percentage">
            <text:p>52.08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839" calcext:value-type="percentage">
            <text:p>48.39%</text:p>
          </table:table-cell>
          <table:table-cell office:value-type="percentage" office:value="0.5882" calcext:value-type="percentage">
            <text:p>58.82%</text:p>
          </table:table-cell>
          <table:table-cell office:value-type="percentage" office:value="0.5909" calcext:value-type="percentage">
            <text:p>59.09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938" calcext:value-type="percentage">
            <text:p>59.38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ncinnati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6111" calcext:value-type="percentage">
            <text:p>61.11%</text:p>
          </table:table-cell>
          <table:table-cell office:value-type="percentage" office:value="0.5345" calcext:value-type="percentage">
            <text:p>53.45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eveland</text:p>
          </table:table-cell>
          <table:table-cell office:value-type="percentage" office:value="0.5278" calcext:value-type="percentage">
            <text:p>52.78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316" calcext:value-type="percentage">
            <text:p>63.16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4359" calcext:value-type="percentage">
            <text:p>43.59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percentage" office:value="0.6863" calcext:value-type="percentage">
            <text:p>68.63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774" calcext:value-type="percentage">
            <text:p>67.74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102" calcext:value-type="percentage">
            <text:p>51.02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7174" calcext:value-type="percentage">
            <text:p>71.74%</text:p>
          </table:table-cell>
          <table:table-cell office:value-type="percentage" office:value="0.7419" calcext:value-type="percentage">
            <text:p>74.19%</text:p>
          </table:table-cell>
          <table:table-cell office:value-type="percentage" office:value="0.6087" calcext:value-type="percentage">
            <text:p>60.87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troit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061" calcext:value-type="percentage">
            <text:p>60.61%</text:p>
          </table:table-cell>
          <table:table-cell office:value-type="percentage" office:value="0.6522" calcext:value-type="percentage">
            <text:p>65.22%</text:p>
          </table:table-cell>
          <table:table-cell office:value-type="percentage" office:value="0.6" calcext:value-type="percentage">
            <text:p>60.00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n Bay</text:p>
          </table:table-cell>
          <table:table-cell office:value-type="percentage" office:value="0.5072" calcext:value-type="percentage">
            <text:p>50.72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667" calcext:value-type="percentage">
            <text:p>56.67%</text:p>
          </table:table-cell>
          <table:table-cell office:value-type="percentage" office:value="0.6852" calcext:value-type="percentage">
            <text:p>68.52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ouston</text:p>
          </table:table-cell>
          <table:table-cell office:value-type="percentage" office:value="0.4878" calcext:value-type="percentage">
            <text:p>48.78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583" calcext:value-type="percentage">
            <text:p>45.83%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5469" calcext:value-type="percentage">
            <text:p>54.69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ianapolis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098" calcext:value-type="percentage">
            <text:p>50.98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cksonville</text:p>
          </table:table-cell>
          <table:table-cell office:value-type="percentage" office:value="0.439" calcext:value-type="percentage">
            <text:p>43.90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4444" calcext:value-type="percentage">
            <text:p>44.44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nsas City</text:p>
          </table:table-cell>
          <table:table-cell office:value-type="percentage" office:value="0.5968" calcext:value-type="percentage">
            <text:p>59.68%</text:p>
          </table:table-cell>
          <table:table-cell office:value-type="percentage" office:value="0.7778" calcext:value-type="percentage">
            <text:p>77.7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2703" calcext:value-type="percentage">
            <text:p>27.03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ami</text:p>
          </table:table-cell>
          <table:table-cell office:value-type="percentage" office:value="0.5652" calcext:value-type="percentage">
            <text:p>56.5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5526" calcext:value-type="percentage">
            <text:p>55.26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nnesota</text:p>
          </table:table-cell>
          <table:table-cell office:value-type="percentage" office:value="0.5208" calcext:value-type="percentage">
            <text:p>52.08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926" calcext:value-type="percentage">
            <text:p>59.26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283" calcext:value-type="percentage">
            <text:p>52.83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England</text:p>
          </table:table-cell>
          <table:table-cell office:value-type="percentage" office:value="0.5811" calcext:value-type="percentage">
            <text:p>58.11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778" calcext:value-type="percentage">
            <text:p>57.78%</text:p>
          </table:table-cell>
          <table:table-cell office:value-type="percentage" office:value="0.5862" calcext:value-type="percentage">
            <text:p>58.62%</text:p>
          </table:table-cell>
          <table:table-cell office:value-type="percentage" office:value="0.675" calcext:value-type="percentage">
            <text:p>67.50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Orleans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571" calcext:value-type="percentage">
            <text:p>65.71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6842" calcext:value-type="percentage">
            <text:p>68.42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Giants</text:p>
          </table:table-cell>
          <table:table-cell office:value-type="percentage" office:value="0.4722" calcext:value-type="percentage">
            <text:p>47.22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6429" calcext:value-type="percentage">
            <text:p>64.29%</text:p>
          </table:table-cell>
          <table:table-cell office:value-type="percentage" office:value="0.5484" calcext:value-type="percentage">
            <text:p>54.84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Y Jets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5263" calcext:value-type="percentage">
            <text:p>52.63%</text:p>
          </table:table-cell>
          <table:table-cell office:value-type="percentage" office:value="0.4894" calcext:value-type="percentage">
            <text:p>48.94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akland</text:p>
          </table:table-cell>
          <table:table-cell office:value-type="percentage" office:value="0.5952" calcext:value-type="percentage">
            <text:p>59.52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652" calcext:value-type="percentage">
            <text:p>56.52%</text:p>
          </table:table-cell>
          <table:table-cell office:value-type="percentage" office:value="0.6316" calcext:value-type="percentage">
            <text:p>63.16%</text:p>
          </table:table-cell>
          <table:table-cell office:value-type="percentage" office:value="0.4286" calcext:value-type="percentage">
            <text:p>42.86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iladelphia</text:p>
          </table:table-cell>
          <table:table-cell office:value-type="percentage" office:value="0.5323" calcext:value-type="percentage">
            <text:p>53.23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67" calcext:value-type="percentage">
            <text:p>56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ttsburgh</text:p>
          </table:table-cell>
          <table:table-cell office:value-type="percentage" office:value="0.5283" calcext:value-type="percentage">
            <text:p>52.83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51" calcext:value-type="percentage">
            <text:p>55.10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Diego</text:p>
          </table:table-cell>
          <table:table-cell office:value-type="percentage" office:value="0.5152" calcext:value-type="percentage">
            <text:p>51.52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63" calcext:value-type="percentage">
            <text:p>52.63%</text:p>
          </table:table-cell>
          <table:table-cell office:value-type="percentage" office:value="0.4681" calcext:value-type="percentage">
            <text:p>46.81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Francisco</text:p>
          </table:table-cell>
          <table:table-cell office:value-type="percentage" office:value="0.5303" calcext:value-type="percentage">
            <text:p>53.03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5641" calcext:value-type="percentage">
            <text:p>56.41%</text:p>
          </table:table-cell>
          <table:table-cell office:value-type="percentage" office:value="0.5286" calcext:value-type="percentage">
            <text:p>52.86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attle</text:p>
          </table:table-cell>
          <table:table-cell office:value-type="percentage" office:value="0.5323" calcext:value-type="percentage">
            <text:p>53.23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116" calcext:value-type="percentage">
            <text:p>51.16%</text:p>
          </table:table-cell>
          <table:table-cell office:value-type="percentage" office:value="0.5789" calcext:value-type="percentage">
            <text:p>57.89%</text:p>
          </table:table-cell>
          <table:table-cell office:value-type="percentage" office:value="0.5385" calcext:value-type="percentage">
            <text:p>53.85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 Louis</text:p>
          </table:table-cell>
          <table:table-cell office:value-type="percentage" office:value="0.5102" calcext:value-type="percentage">
            <text:p>51.0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83" calcext:value-type="percentage">
            <text:p>44.83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35" calcext:value-type="percentage">
            <text:p>51.35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pa Bay</text:p>
          </table:table-cell>
          <table:table-cell office:value-type="percentage" office:value="0.5143" calcext:value-type="percentage">
            <text:p>51.43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909" calcext:value-type="percentage">
            <text:p>59.09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essee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57" calcext:value-type="percentage">
            <text:p>53.57%</text:p>
          </table:table-cell>
          <table:table-cell office:value-type="percentage" office:value="0.619" calcext:value-type="percentage">
            <text:p>61.90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shington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182" calcext:value-type="percentage">
            <text:p>61.82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